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orking Time</text:p>
      <text:p text:style-name="Standard">Oh no, Bessie received a speeding ticket again! This time, Farmer John is determined to teach her a lesson.</text:p>
      <text:p text:style-name="Standard"/>
      <text:p text:style-name="Standard">Farmer John has arranged N (1 &lt;= N &lt;= 100) farm tasks for Bessie to do over the weekend (no more partying for her). Bessie starts doing tasks at time 0. Each task will take her exactly B_i (1 &lt;= B_i &lt;= 100) minutes to complete. Bessie must complete each task in order, with no breaks in between. She now wonders which task she will be performing at time T_i. Help her answer Q (1 &lt;= Q &lt;= 1,000) questions in this form.</text:p>
      <text:p text:style-name="Standard"/>
      <text:p text:style-name="Standard">INPUT FORMAT</text:p>
      <text:p text:style-name="Standard"/>
      <text:p text:style-name="Standard">* Line 1: The first line contains integers N and Q. </text:p>
      <text:p text:style-name="Standard"/>
      <text:p text:style-name="Standard">* Line 2...N+1: Line i+1 contains a single integer B_i</text:p>
      <text:p text:style-name="Standard"/>
      <text:p text:style-name="Standard">* Line N+2…N+Q+1: Line N+i+1 contains a single integer <text:s/>T_i</text:p>
      <text:p text:style-name="Standard"/>
      <text:p text:style-name="Standard">OUTPUT FORMAT</text:p>
      <text:p text:style-name="Standard"/>
      <text:p text:style-name="Standard">* Line 1...Q: Line i contains a single integer representing the task Bessie will be performing at time T_i.</text:p>
      <text:p text:style-name="Standard"/>
      <text:p text:style-name="Standard">SAMPLE INPUT</text:p>
      <text:p text:style-name="Standard"/>
      <text:p text:style-name="Standard">3 5</text:p>
      <text:p text:style-name="Standard">3</text:p>
      <text:p text:style-name="Standard">2</text:p>
      <text:p text:style-name="Standard">4</text:p>
      <text:p text:style-name="Standard">0</text:p>
      <text:p text:style-name="Standard">4</text:p>
      <text:p text:style-name="Standard">2</text:p>
      <text:p text:style-name="Standard">7</text:p>
      <text:p text:style-name="Standard">6</text:p>
      <text:p text:style-name="Standard">SAMPLE OUTPUT</text:p>
      <text:p text:style-name="Standard"/>
      <text:p text:style-name="Standard">1</text:p>
      <text:p text:style-name="Standard">2</text:p>
      <text:p text:style-name="Standard">1</text:p>
      <text:p text:style-name="Standard">3</text:p>
      <text:p text:style-name="Standard">3</text:p>
      <text:p text:style-name="Standard">As per the chart below:</text:p>
      <text:p text:style-name="Standard"/>
      <text:p text:style-name="Standard">Task <text:s text:c="4"/>1 <text:s text:c="2"/>1 <text:s text:c="2"/>1 <text:s text:c="2"/>2 <text:s text:c="2"/>2 <text:s text:c="2"/>3 <text:s text:c="2"/>3 <text:s text:c="2"/>3 <text:s text:c="2"/>3</text:p>
      <text:p text:style-name="Standard"><text:s text:c="7"/>+---+---+---+---+---+---+---+---+---+</text:p>
      <text:p text:style-name="Standard">TIME <text:s text:c="4"/>0 <text:s text:c="2"/>1 <text:s text:c="2"/>2 <text:s text:c="2"/>3 <text:s text:c="2"/>4 <text:s text:c="2"/>5 <text:s text:c="2"/>6 <text:s text:c="2"/>7 <text:s text:c="2"/>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2T04:01:37.098000000</meta:creation-date>
    <dc:date>2022-06-22T04:02:21.611000000</dc:date>
    <meta:editing-duration>PT44S</meta:editing-duration>
    <meta:editing-cycles>1</meta:editing-cycles>
    <meta:document-statistic meta:table-count="0" meta:image-count="0" meta:object-count="0" meta:page-count="1" meta:paragraph-count="29" meta:word-count="212" meta:character-count="1026" meta:non-whitespace-character-count="803"/>
    <meta:generator>LibreOffice/5.4.6.2$Windows_X86_64 LibreOffice_project/4014ce260a04f1026ba855d3b8d91541c224eab8</meta:generator>
  </office:meta>
</office:document-meta>
</file>